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Code">
      <style:text-properties style:font-name-asian="TheSansMonoConNormal1"/>
    </style:style>
    <style:style style:name="P4" style:family="paragraph" style:parent-style-name="Chapter_20_Title" style:master-page-name="Standard">
      <style:paragraph-properties style:page-number="auto"/>
    </style:style>
    <style:style style:name="P5" style:family="paragraph" style:parent-style-name="Num_20_List" style:list-style-name="WW8Num2">
      <style:paragraph-properties fo:margin-top="0.0835in" fo:margin-bottom="0.139in" loext:contextual-spacing="false" fo:line-height="115%"/>
    </style:style>
    <style:style style:name="P6"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style:font-name="Utopia-Italic" fo:font-style="italic" style:font-style-asian="italic" style:font-name-complex="Utopia-Italic" style:font-style-complex="italic"/>
    </style:style>
    <style:style style:name="T4" style:family="text">
      <style:text-properties fo:font-weight="bold" style:font-weight-asian="bold"/>
    </style:style>
    <style:style style:name="T5" style:family="text">
      <style:text-properties style:font-name-asian="TheSansMonoConNormal1"/>
    </style:style>
    <style:style style:name="T6" style:family="text">
      <style:text-properties style:font-name="Utopia-Bold" fo:font-weight="bold" style:font-weight-asian="bold" style:font-name-complex="Utopia-Bold" style:font-weight-complex="bold"/>
    </style:style>
    <style:style style:name="T7" style:family="text">
      <style:text-properties style:font-name="Utopia-Bold" style:font-name-complex="Utopia-Bold" style:font-weight-complex="bold"/>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or Loops</text:p>
      <text:p text:style-name="Chapter_20_Title"/>
      <text:p text:style-name="Chapter_20_Title"/>
      <text:p text:style-name="Body_20_Text_20_First">Explorations 2 and 3 show some simple <text:span text:style-name="Code_20_Inline">while</text:span> loops. This Exploration introduces the <text:span text:style-name="Code_20_Inline">while</text:span> loop’s big brother, the <text:span text:style-name="Code_20_Inline">for</text:span> loop<text:alphabetical-index-mark text:string-value="For loops"/>.</text:p>
      <text:h text:style-name="Heading_20_1" text:outline-level="1"><text:bookmark-start text:name="loop"/>Bounded Loops</text:h>
      <text:p text:style-name="Body_20_Text_20_First">You’ve already seen <text:span text:style-name="Code_20_Inline">while</text:span> loops that read from the standard input until no more input is available. That is a<text:span text:style-name="T1"> </text:span>classic case of an <text:span text:style-name="T3">unbounded</text:span> loop<text:alphabetical-index-mark text:string-value="unbounded loop" text:key1="For loops"/>. Unless you know beforehand exactly what the input stream will contain, you cannot determine the loop’s bounds or limits. Sometimes you know in advance how many times the loop must run; that is, <text:soft-page-break/>you know the bounds of the loop, making it a<text:span text:style-name="T1"> </text:span><text:span text:style-name="T3">bounded</text:span> loop<text:alphabetical-index-mark text:string-value="bounded loop" text:key1="For loops"/>. The <text:span text:style-name="Code_20_Inline">for</text:span> loop is how C++ implements a<text:span text:style-name="T1"> </text:span>bounded loop.</text:p>
      <text:p text:style-name="Body_20_Text_20_Cont">Let’s start with a simple example. Listing 7-1 shows a program that prints the first ten non-negative integers<text:alphabetical-index-mark text:string-value="non-negative integers" text:key1="For loops" text:key2="bounded loop"/>.</text:p>
      <text:p text:style-name="Code_20_Caption"><text:span text:style-name="T4">Listing</text:span><text:span text:style-name="T2"> 7-</text:span><text:span text:style-name="T4">1. </text:span>Using a<text:span text:style-name="T1"> </text:span><text:span text:style-name="Code_20_Inline">for</text:span> Loop to Print Ten Non-Negative Numbers</text:p>
      <text:p text:style-name="Code">#include &lt;iostream&gt;</text:p>
      <text:p text:style-name="Code"/>
      <text:p text:style-name="Code">int main()</text:p>
      <text:p text:style-name="Code">{</text:p>
      <text:p text:style-name="Code"><text:span text:style-name="T5"><text:s text:c="2"/></text:span>for (int i{0}; i != 10; i = i + 1)</text:p>
      <text:p text:style-name="Code"><text:span text:style-name="T5"><text:s text:c="4"/></text:span>std::cout &lt;&lt; i &lt;&lt; '\n';</text:p>
      <text:p text:style-name="Code">}</text:p>
      <text:p text:style-name="Body_20_Text_20_Cont">The <text:span text:style-name="Code_20_Inline">for</text:span> loop crams a lot of information in a small space, so take it one step at a time. Inside the parentheses are three parts of the loop, separated by semicolons. <text:span text:style-name="Strong_20_Emphasis">What do you think these three pieces me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he three parts are: initialization, condition, and postiteration. Take a closer look at each part.</text:p>
      <text:h text:style-name="Heading_20_2" text:outline-level="2"><text:bookmark-start text:name="loop1"/><text:bookmark-end text:name="loop"/>Initialization</text:h>
      <text:p text:style-name="Body_20_Text_20_First">The first part looks similar to a<text:span text:style-name="T1"> </text:span>variable definition. It defines an <text:span text:style-name="Code_20_Inline">int</text:span> variable named <text:span text:style-name="Code_20_Inline">i</text:span>, with an initial value of 0. Some C-inspired languages permit only an initialization<text:alphabetical-index-mark text:string-value="initialization" text:key1="For loops" text:key2="bounded loop"/> expression, not a<text:span text:style-name="T1"> </text:span>variable definition. In C++, you have a<text:span text:style-name="T1"> </text:span>choice: expression or definition. The advantage of defining the loop control variable as part of the initialization is that you cannot accidentally refer to that variable outside the loop. The disadvantage of defining the loop control variable in the initialization part is that you <text:soft-page-break/>cannot deliberately refer to that variable outside the loop. Listing<text:span text:style-name="T1"> </text:span>7<text:span text:style-name="T1">-</text:span>2 demonstrates the advantage of limiting the loop control variable<text:alphabetical-index-mark text:string-value="loop control variable" text:key1="For loops" text:key2="bounded loop"/>.</text:p>
      <text:p text:style-name="Code_20_Caption"><text:span text:style-name="T4">Listing</text:span><text:span text:style-name="T2"> 7-</text:span><text:span text:style-name="T4">2.</text:span> You Cannot Use the Loop Control Variable Outside the Loop</text:p>
      <text:p text:style-name="Code">#include &lt;iostream&gt;</text:p>
      <text:p text:style-name="Code"/>
      <text:p text:style-name="Code">int main()</text:p>
      <text:p text:style-name="Code">{</text:p>
      <text:p text:style-name="Code"><text:span text:style-name="T5"><text:s text:c="2"/></text:span>for (int i{0}; i != 10; i = i + 1)</text:p>
      <text:p text:style-name="Code"><text:span text:style-name="T5"><text:s text:c="4"/></text:span>std::cout &lt;&lt; i &lt;&lt; '\n';</text:p>
      <text:p text:style-name="Code"><text:span text:style-name="T5"><text:s text:c="2"/></text:span>std::cout &lt;&lt; "i=" &lt;&lt; i &lt;&lt; '\n'; <text:s text:c="7"/>// error: i is undefined outside the loop</text:p>
      <text:p text:style-name="Code">}</text:p>
      <text:p text:style-name="Body_20_Text_20_Cont">Another consequence of limiting the loop control variable<text:alphabetical-index-mark text:string-value="loop control variable" text:key1="For loops" text:key2="bounded loop"/> is that you may define and use the same variable name in multiple loops, as shown in Listing 7-3.</text:p>
      <text:p text:style-name="Code_20_Caption"><text:span text:style-name="T4">Listing</text:span><text:span text:style-name="T2"> 7-</text:span><text:span text:style-name="T4">3.</text:span> Using and Reusing a<text:span text:style-name="T1"> </text:span>Loop Control Variable Name</text:p>
      <text:p text:style-name="Code">#include &lt;iostream&gt;</text:p>
      <text:p text:style-name="Code"/>
      <text:p text:style-name="Code">int main()</text:p>
      <text:p text:style-name="Code">{</text:p>
      <text:p text:style-name="Code"><text:span text:style-name="T5"><text:s text:c="2"/></text:span>std::cout &lt;&lt; '+';</text:p>
      <text:p text:style-name="Code"><text:span text:style-name="T5"><text:s text:c="2"/></text:span>for (int i{0}; i != 20; i = i + 1)</text:p>
      <text:p text:style-name="Code"><text:span text:style-name="T5"><text:s text:c="4"/></text:span>std::cout &lt;&lt; '-';</text:p>
      <text:p text:style-name="Code"><text:span text:style-name="T5"><text:s text:c="2"/></text:span>std::cout &lt;&lt; "+\n|";</text:p>
      <text:p text:style-name="P3"/>
      <text:p text:style-name="Code"><text:span text:style-name="T5"><text:s text:c="2"/></text:span>for (int i{0}; i != 3; i = i + 1)</text:p>
      <text:p text:style-name="Code"><text:span text:style-name="T5"><text:s text:c="4"/></text:span>std::cout &lt;&lt; ' ';</text:p>
      <text:p text:style-name="Code"><text:span text:style-name="T5"><text:s text:c="2"/></text:span>std::cout &lt;&lt; "Hello, reader!";</text:p>
      <text:p text:style-name="P3"/>
      <text:p text:style-name="Code"><text:span text:style-name="T5"><text:s text:c="2"/></text:span>for (int i{0}; i != 3; i = i + 1)</text:p>
      <text:p text:style-name="Code"><text:span text:style-name="T5"><text:s text:c="4"/></text:span>std::cout &lt;&lt; ' ';</text:p>
      <text:p text:style-name="Code"><text:span text:style-name="T5"><text:s text:c="2"/></text:span>std::cout &lt;&lt; "|\n+";</text:p>
      <text:p text:style-name="P3"/>
      <text:p text:style-name="Code"><text:span text:style-name="T5"><text:s text:c="2"/></text:span>for (int i{0}; i != 20; i = i + 1)</text:p>
      <text:p text:style-name="Code"><text:span text:style-name="T5"><text:s text:c="4"/></text:span>std::cout &lt;&lt; '-';</text:p>
      <text:p text:style-name="Code"><text:span text:style-name="T5"><text:s text:c="2"/></text:span>std::cout &lt;&lt; "+\n";</text:p>
      <text:p text:style-name="Code">}</text:p>
      <text:p text:style-name="Text_20_body"><text:span text:style-name="Strong_20_Emphasis">What does Listing 7-3 produce as output?</text:span></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If you don’t have to perform any initialization, you can leave the initialization part empty, but you still need the semicolon that separates the empty initialization from the condition. </text:p>
      <text:h text:style-name="Heading_20_2" text:outline-level="2"><text:bookmark-start text:name="loop2"/><text:bookmark-end text:name="loop1"/>Condition</text:h>
      <text:p text:style-name="Body_20_Text_20_First">The middle part follows the same rules as a<text:span text:style-name="T1"> </text:span><text:span text:style-name="Code_20_Inline">while</text:span> loop condition. As you might expect, it controls the loop execution. The loop body executes while the condition is true. If the condition is false, the loop terminates. If the condition is false the first time the loop runs, the loop body never executes (but the initialization part always does).</text:p>
      <text:p text:style-name="Body_20_Text_20_Cont">Sometimes you will see a <text:span text:style-name="Code_20_Inline">for</text:span> loop with a missing condition<text:alphabetical-index-mark text:string-value="missing condition" text:key1="For loops" text:key2="bounded loop"/>. That means the condition is always true, so the loop runs without stopping. A better way to write a condition that is always true is to be explicit and use <text:span text:style-name="Code_20_Inline">true</text:span> as the condition. That way, anyone who has to read and maintain your code in the future will understand that you deliberately designed the loop to run forever. Think of it as the equivalent of a comment: “This condition deliberately left blank.”</text:p>
      <text:h text:style-name="Heading_20_2" text:outline-level="2"><text:bookmark-end text:name="loop2"/>Postiteration</text:h>
      <text:p text:style-name="Body_20_Text_20_First">The last part looks like a<text:span text:style-name="T1"> </text:span>statement, even though it lacks the trailing semicolon. In fact, it is not a<text:span text:style-name="T1"> </text:span>full statement, but only an expression. The expression is evaluated after the loop body (hence the name <text:span text:style-name="T3">post</text:span>iteration) and before the condition is tested again. You can put anything you want here, or leave it blank. Typically, this part of the <text:span text:style-name="Code_20_Inline">for</text:span> loop controls the iteration, advancing the loop control variable as needed. <text:alphabetical-index-mark text:string-value="postiteration" text:key1="For loops" text:key2="bounded loop"/></text:p>
      <text:h text:style-name="Heading_20_2" text:outline-level="2">How a<text:span text:style-name="T1"> </text:span>for Loop Works</text:h>
      <text:p text:style-name="Body_20_Text_20_First">The flow of control<text:alphabetical-index-mark text:string-value="flow of control" text:key1="For loops" text:key2="bounded loop"/> is as follows:</text:p>
      <text:list xml:id="list3699193446" text:style-name="WW8Num2">
        <text:list-item>
          <text:p text:style-name="P5">The initialization part runs exactly once.</text:p>
        </text:list-item>
        <text:list-item>
          <text:p text:style-name="P5"><text:soft-page-break/>The condition is tested. If it is false, the loop terminates, and the program continues with the statement that follows the loop body.</text:p>
        </text:list-item>
        <text:list-item>
          <text:p text:style-name="P5">If the condition is true, the loop body executes.</text:p>
        </text:list-item>
        <text:list-item>
          <text:p text:style-name="P5">The postiteration part executes.</text:p>
        </text:list-item>
        <text:list-item>
          <text:p text:style-name="P5">Control jumps to 2.</text:p>
        </text:list-item>
      </text:list>
      <text:h text:style-name="Heading_20_1" text:outline-level="1"><text:bookmark-start text:name="turn"/>Your Turn</text:h>
      <text:p text:style-name="Body_20_Text_20_First">Now it’s your turn to write a<text:span text:style-name="T1"> </text:span><text:span text:style-name="Code_20_Inline">for</text:span> loop. Listing<text:span text:style-name="T1"> </text:span>7<text:span text:style-name="T1">-</text:span>4 shows a<text:span text:style-name="T1"> </text:span>skeleton of a<text:span text:style-name="T1"> </text:span>C++ program. <text:span text:style-name="Strong_20_Emphasis"><text:span text:style-name="T1">Fill in the missing parts to compute the sum of integers</text:span></text:span><text:alphabetical-index-mark text:string-value="compute sum of integers" text:key1="For loops"/><text:span text:style-name="Strong_20_Emphasis"><text:span text:style-name="T1"> from 10 to 20, inclusive.</text:span></text:span></text:p>
      <text:p text:style-name="Code_20_Caption"><text:span text:style-name="T4">Listing</text:span><text:span text:style-name="T2"> 7-</text:span><text:span text:style-name="T4">4.</text:span> Compute Sum of Integers from 10 to 20</text:p>
      <text:p text:style-name="Code">#include &lt;iostream&gt;</text:p>
      <text:p text:style-name="Code"/>
      <text:p text:style-name="Code">int main()</text:p>
      <text:p text:style-name="Code">{</text:p>
      <text:p text:style-name="Code"><text:span text:style-name="T5"><text:s text:c="2"/></text:span>int sum{0};</text:p>
      <text:p text:style-name="Code"/>
      <text:p text:style-name="Code"><text:span text:style-name="T5"><text:s text:c="2"/></text:span>// Write the loop here.</text:p>
      <text:p text:style-name="Code"/>
      <text:p text:style-name="Code"><text:span text:style-name="T5"><text:s text:c="2"/></text:span>std::cout &lt;&lt; "Sum of 10 to 20 = " &lt;&lt; sum &lt;&lt; '\n';</text:p>
      <text:p text:style-name="Code">}</text:p>
      <text:p text:style-name="Body_20_Text_20_Cont">Before you test your program, you must first determine how you will know whether the program is correct. In other words, <text:span text:style-name="Strong_20_Emphasis">what is the sum of the integers from 10 to 20, inclusive?</text:span><text:span text:style-name="T6"> </text:span><text:span text:style-name="T7">________________</text:span></text:p>
      <text:p text:style-name="Body_20_Text_20_Cont">Okay, now compile and run your program. <text:span text:style-name="Strong_20_Emphasis">What answer does your program produce?</text:span><text:span text:style-name="T6"> </text:span><text:span text:style-name="T7">________________</text:span><text:span text:style-name="T6"> </text:span><text:span text:style-name="Strong_20_Emphasis">Is your program correct?</text:span><text:span text:style-name="T6"> </text:span><text:span text:style-name="T7">________________</text:span></text:p>
      <text:p text:style-name="Body_20_Text_20_Cont">Compare your program with that shown in Listing 7-5.</text:p>
      <text:p text:style-name="Body_20_Text_20_Cont"><text:span text:style-name="T4">Listing</text:span><text:span text:style-name="T2"> 7-</text:span><text:span text:style-name="T4">5.</text:span> Compute Sum of Integers from 10 to 20 (Completed)</text:p>
      <text:p text:style-name="Code">#include &lt;iostream&gt;</text:p>
      <text:p text:style-name="Code"/>
      <text:p text:style-name="Code">int main()</text:p>
      <text:p text:style-name="Code">{</text:p>
      <text:p text:style-name="Code"><text:span text:style-name="T5"><text:s text:c="2"/></text:span>int sum{0};</text:p>
      <text:p text:style-name="Code"><text:span text:style-name="T5"><text:s text:c="2"/></text:span>for (int i{10}; i != 21; i = i + 1)</text:p>
      <text:p text:style-name="Code"><text:span text:style-name="T5"><text:s text:c="4"/></text:span>sum = sum + i;</text:p>
      <text:p text:style-name="Code"><text:soft-page-break/><text:span text:style-name="T5"><text:s text:c="2"/></text:span>std::cout &lt;&lt; "Sum of 10 to 20 = " &lt;&lt; sum &lt;&lt; '\n';</text:p>
      <text:p text:style-name="Code">}</text:p>
      <text:p text:style-name="Body_20_Text_20_Cont">A use of <text:span text:style-name="Code_20_Inline">for</text:span> loops is to format and print tables of information. To accomplish this, you need finer control over output formatting than what you have learned so far. That will be the subject of the next Exploration.</text:p>
      <text:p text:style-name="Text_20_body"><text:bookmark-end text:name="tur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none" fo:country="none" fo:font-style="italic" style:language-asian="none"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MS Mincho'"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 style:display-name="HTML Preformatted" style:family="paragraph" style:parent-style-name="Standard">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Courier New'" style:font-family-generic="modern" fo:font-size="10pt" fo:language="en" fo:country="GB" style:font-size-asian="10pt" style:font-name-complex="Courier" style:font-family-complex="Courier, 'Courier New'" style:font-family-generic-complex="modern"/>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2zfalse" style:family="text"/>
    <style:style style:name="WW8Num2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fo:font-family="Courier, 'Courier New'" style:font-family-generic="modern" fo:language="en" fo:country="GB" style:font-name-complex="Courier" style:font-family-complex="Courier, 'Courier New'" style:font-family-generic-complex="modern"/>
    </style:style>
    <style:style style:name="HTML_20_Code" style:display-name="HTML Code" style:family="text">
      <style:text-properties style:font-name="Courier" fo:font-family="Courier, 'Courier New'" style:font-family-generic="modern" fo:font-size="10pt" style:font-name-asian="Times New Roman" style:font-family-asian="'Times New Roman'" style:font-family-generic-asian="roman" style:font-pitch-asian="variable" style:font-size-asian="10pt" style:font-name-complex="Courier" style:font-family-complex="Courier, 'Courier New'" style:font-family-generic-complex="modern" style:font-size-complex="10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76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7</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7T23:31:00</meta:creation-date>
    <dc:creator>Ray Lischner</dc:creator>
    <dc:date>2020-02-25T11:48:04.172380218</dc:date>
    <meta:print-date>2009-03-19T10:05:00</meta:print-date>
    <meta:editing-cycles>6</meta:editing-cycles>
    <meta:editing-duration>PT21M3S</meta:editing-duration>
    <meta:generator>LibreOffice/6.3.3.2.0$Linux_X86_64 LibreOffice_project/30$Build-2</meta:generator>
    <meta:document-statistic meta:table-count="0" meta:image-count="0" meta:object-count="0" meta:page-count="6" meta:paragraph-count="89" meta:word-count="1044" meta:character-count="6112" meta:non-whitespace-character-count="5092"/>
    <meta:user-defined meta:name="Chapter Number">07</meta:user-defined>
  </office:meta>
</office:document-meta>
</file>